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29in" svg:height="3.5413in" svg:x="3.887in" svg:y="0.7469in">
            <draw:object draw:notify-on-update-of-ranges="Sheet1.B2:Sheet1.B10 Sheet1.C2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*[.A2]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[.A3]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4]*[.A4]" office:value-type="float" office:value="324" calcext:value-type="float">
            <text:p>3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5]*[.A5]" office:value-type="float" office:value="676" calcext:value-type="float">
            <text:p>6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6]*[.A6]" office:value-type="float" office:value="1156" calcext:value-type="float">
            <text:p>11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7]*[.A7]" office:value-type="float" office:value="1764" calcext:value-type="float">
            <text:p>17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]*[.A8]"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]*[.A9]" office:value-type="float" office:value="3364" calcext:value-type="float">
            <text:p>3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10]*[.A10]" office:value-type="float" office:value="4356" calcext:value-type="float">
            <text:p>43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11]*[.A11]" office:value-type="float" office:value="5476" calcext:value-type="float">
            <text:p>547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12]*[.A12]" office:value-type="float" office:value="6724" calcext:value-type="float">
            <text:p>672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3]*[.A13]" office:value-type="float" office:value="8100" calcext:value-type="float">
            <text:p>810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4]*[.A14]" office:value-type="float" office:value="9604" calcext:value-type="float">
            <text:p>96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00:15:08.627246250</meta:creation-date>
    <dc:date>2022-02-23T00:27:43.341001768</dc:date>
    <meta:editing-duration>PT1M24S</meta:editing-duration>
    <meta:editing-cycles>1</meta:editing-cycles>
    <meta:document-statistic meta:table-count="1" meta:cell-count="35" meta:object-count="1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5cm" svg:height="8.996cm" xlink:href=".." xlink:type="simple" chart:class="chart:line" chart:style-name="ch1">
        <chart:legend chart:legend-position="end" svg:x="13.678cm" svg:y="4.203cm" style:legend-expansion="high" chart:style-name="ch2"/>
        <chart:plot-area chart:style-name="ch3" table:cell-range-address="Sheet1.B2:Sheet1.C10" chart:data-source-has-labels="column" svg:x="0.319cm" svg:y="0.179cm" svg:width="13.04cm" svg:height="8.638cm">
          <chart:coordinate-region svg:x="0.958cm" svg:y="0.374cm" svg:width="12.011cm" svg:height="7.804cm"/>
          <chart:axis chart:dimension="x" chart:name="primary-x" chart:style-name="ch4" chartooo:axis-type="auto">
            <chartooo:date-scale/>
            <chart:categories table:cell-range-address="Sheet1.B2:Sheet1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B2:Sheet1.B10</svg:desc>
                </draw:g>
              </table:table-cell>
              <table:table-cell office:value-type="float" office:value="60">
                <text:p>60</text:p>
                <draw:g>
                  <svg:desc>Sheet1.C2:Sheet1.C1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64">
                <text:p>3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56">
                <text:p>435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